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RPM</text:p>
          </table:table-cell>
          <table:covered-table-cell/>
          <table:table-cell/>
          <table:table-cell office:value-type="string" calcext:value-type="string" table:number-columns-spanned="6" table:number-rows-spanned="1">
            <text:p>Pololu 25D HP(12V) – 6mm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m/s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6mm</text:p>
          </table:table-cell>
          <table:table-cell/>
          <table:table-cell office:value-type="string" calcext:value-type="string">
            <text:p>RPM</text:p>
          </table:table-cell>
          <table:table-cell office:value-type="string" calcext:value-type="string">
            <text:p>torque (oz-in)</text:p>
          </table:table-cell>
          <table:table-cell office:value-type="string" calcext:value-type="string">
            <text:p>Torque (Nm)</text:p>
          </table:table-cell>
          <table:table-cell office:value-type="string" calcext:value-type="string">
            <text:p>masse (kg)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 (m/s²) </text:p>
          </table:table-cell>
          <table:table-cell office:value-type="string" calcext:value-type="string">
            <text:p>time to max</text:p>
          </table:table-cell>
          <table:table-cell office:value-type="string" calcext:value-type="string">
            <text:p>tt 1m/s</text:p>
          </table:table-cell>
          <table:table-cell office:value-type="string" calcext:value-type="string">
            <text:p>tt 2m/s</text:p>
          </table:table-cell>
          <table:table-cell office:value-type="string" calcext:value-type="string">
            <text:p>tt 3m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/(0.04*PI()))*60" office:value-type="float" office:value="477.464829275686" calcext:value-type="float">
            <text:p>477,46</text:p>
          </table:table-cell>
          <table:table-cell table:formula="of:=([.A3]/(0.06*PI()))*60" office:value-type="float" office:value="318.309886183791" calcext:value-type="float">
            <text:p>318,31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23" calcext:value-type="float">
            <text:p>23</text:p>
          </table:table-cell>
          <table:table-cell table:formula="of:=[.F3]*0.0070615518333333" office:value-type="float" office:value="0.16241569216666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style-name="ce4" table:formula="of:=[.E3]*0.06*PI()/(60)" office:value-type="float" office:value="7.06858347057703" calcext:value-type="float">
            <text:p>7,07</text:p>
          </table:table-cell>
          <table:table-cell table:formula="of:=4*[.G3]/(0.06*[.H3])" office:value-type="float" office:value="5.41385640555553" calcext:value-type="float">
            <text:p>5,41</text:p>
          </table:table-cell>
          <table:table-cell table:formula="of:=[.I3]/[.J3]" office:value-type="float" office:value="1.30564664835282" calcext:value-type="float">
            <text:p>1,31</text:p>
          </table:table-cell>
          <table:table-cell table:formula="of:=1/[.J3]" office:value-type="float" office:value="0.18471121601486" calcext:value-type="float">
            <text:p>0,18</text:p>
          </table:table-cell>
          <table:table-cell table:formula="of:=2*[.L3]" office:value-type="float" office:value="0.369422432029719" calcext:value-type="float">
            <text:p>0,37</text:p>
          </table:table-cell>
          <table:table-cell table:formula="of:=3*[.L3]" office:value-type="float" office:value="0.554133648044579" calcext:value-type="float">
            <text:p>0,5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([.A4]/(0.04*PI()))*60" office:value-type="float" office:value="716.197243913529" calcext:value-type="float">
            <text:p>716,20</text:p>
          </table:table-cell>
          <table:table-cell table:formula="of:=([.A4]/(0.06*PI()))*60" office:value-type="float" office:value="477.464829275686" calcext:value-type="float">
            <text:p>477,46</text:p>
          </table:table-cell>
          <table:table-cell/>
          <table:table-cell table:style-name="ce3" office:value-type="float" office:value="1030" calcext:value-type="float">
            <text:p>1030</text:p>
          </table:table-cell>
          <table:table-cell table:style-name="ce3" office:value-type="float" office:value="44" calcext:value-type="float">
            <text:p>44</text:p>
          </table:table-cell>
          <table:table-cell table:style-name="ce4" table:formula="of:=[.F4]*0.0070615518333333" office:value-type="float" office:value="0.310708280666665" calcext:value-type="float">
            <text:p>0,31</text:p>
          </table:table-cell>
          <table:table-cell table:style-name="ce3" table:formula="of:=[.H3]" office:value-type="float" office:value="2" calcext:value-type="float">
            <text:p>2</text:p>
          </table:table-cell>
          <table:table-cell table:style-name="ce4" table:formula="of:=[.E4]*0.06*PI()/(60)" office:value-type="float" office:value="3.23584043319749" calcext:value-type="float">
            <text:p>3,24</text:p>
          </table:table-cell>
          <table:table-cell table:style-name="ce4" table:formula="of:=4*[.G4]/(0.06*[.H4])" office:value-type="float" office:value="10.3569426888888" calcext:value-type="float">
            <text:p>10,36</text:p>
          </table:table-cell>
          <table:table-cell table:style-name="ce4" table:formula="of:=[.I4]/[.J4]" office:value-type="float" office:value="0.312432011105842" calcext:value-type="float">
            <text:p>0,31</text:p>
          </table:table-cell>
          <table:table-cell table:style-name="ce4" table:formula="of:=1/[.J4]" office:value-type="float" office:value="0.0965535901895859" calcext:value-type="float">
            <text:p>0,10</text:p>
          </table:table-cell>
          <table:table-cell table:style-name="ce4" table:formula="of:=2*[.L4]" office:value-type="float" office:value="0.193107180379172" calcext:value-type="float">
            <text:p>0,19</text:p>
          </table:table-cell>
          <table:table-cell table:style-name="ce4" table:formula="of:=3*[.L4]" office:value-type="float" office:value="0.289660770568758" calcext:value-type="float">
            <text:p>0,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5]/(0.04*PI()))*60" office:value-type="float" office:value="954.929658551372" calcext:value-type="float">
            <text:p>954,93</text:p>
          </table:table-cell>
          <table:table-cell table:formula="of:=([.A5]/(0.06*PI()))*60" office:value-type="float" office:value="636.619772367581" calcext:value-type="float">
            <text:p>636,6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table:formula="of:=[.F5]*0.0070615518333333" office:value-type="float" office:value="0.600231905833331" calcext:value-type="float">
            <text:p>0,60</text:p>
          </table:table-cell>
          <table:table-cell table:style-name="ce5" table:formula="of:=[.H3]" office:value-type="float" office:value="2" calcext:value-type="float">
            <text:p>2</text:p>
          </table:table-cell>
          <table:table-cell table:formula="of:=[.E5]*0.06*PI()/(60)" office:value-type="float" office:value="1.5707963267949" calcext:value-type="float">
            <text:p>1,57</text:p>
          </table:table-cell>
          <table:table-cell table:formula="of:=4*[.G5]/(0.06*[.H5])" office:value-type="float" office:value="20.0077301944444" calcext:value-type="float">
            <text:p>20,01</text:p>
          </table:table-cell>
          <table:table-cell table:formula="of:=[.I5]/[.J5]" office:value-type="float" office:value="0.07850947166566" calcext:value-type="float">
            <text:p>0,08</text:p>
          </table:table-cell>
          <table:table-cell table:formula="of:=1/[.J5]" office:value-type="float" office:value="0.0499806819804914" calcext:value-type="float">
            <text:p>0,05</text:p>
          </table:table-cell>
          <table:table-cell table:formula="of:=2*[.L5]" office:value-type="float" office:value="0.0999613639609829" calcext:value-type="float">
            <text:p>0,10</text:p>
          </table:table-cell>
          <table:table-cell table:formula="of:=3*[.L5]" office:value-type="float" office:value="0.149942045941474" calcext:value-type="float">
            <text:p>0,1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([.A6]/(0.04*PI()))*60" office:value-type="float" office:value="1193.66207318922" calcext:value-type="float">
            <text:p>1 193,66</text:p>
          </table:table-cell>
          <table:table-cell table:formula="of:=([.A6]/(0.06*PI()))*60" office:value-type="float" office:value="795.774715459477" calcext:value-type="float">
            <text:p>795,77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table:formula="of:=[.F6]*0.0070615518333333" office:value-type="float" office:value="0.847386219999996" calcext:value-type="float">
            <text:p>0,85</text:p>
          </table:table-cell>
          <table:table-cell table:style-name="ce5" table:formula="of:=[.H3]" office:value-type="float" office:value="2" calcext:value-type="float">
            <text:p>2</text:p>
          </table:table-cell>
          <table:table-cell table:formula="of:=[.E6]*0.06*PI()/(60)" office:value-type="float" office:value="0.91106186954104" calcext:value-type="float">
            <text:p>0,91</text:p>
          </table:table-cell>
          <table:table-cell table:formula="of:=4*[.G6]/(0.06*[.H6])" office:value-type="float" office:value="28.2462073333332" calcext:value-type="float">
            <text:p>28,25</text:p>
          </table:table-cell>
          <table:table-cell table:formula="of:=[.I6]/[.J6]" office:value-type="float" office:value="0.0322543079426419" calcext:value-type="float">
            <text:p>0,03</text:p>
          </table:table-cell>
          <table:table-cell table:formula="of:=1/[.J6]" office:value-type="float" office:value="0.0354029830695148" calcext:value-type="float">
            <text:p>0,04</text:p>
          </table:table-cell>
          <table:table-cell table:formula="of:=2*[.L6]" office:value-type="float" office:value="0.0708059661390296" calcext:value-type="float">
            <text:p>0,07</text:p>
          </table:table-cell>
          <table:table-cell table:formula="of:=3*[.L6]" office:value-type="float" office:value="0.106208949208544" calcext:value-type="float">
            <text:p>0,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7]/(0.04*PI()))*60" office:value-type="float" office:value="1432.39448782706" calcext:value-type="float">
            <text:p>1 432,39</text:p>
          </table:table-cell>
          <table:table-cell table:formula="of:=([.A7]/(0.06*PI()))*60" office:value-type="float" office:value="954.929658551372" calcext:value-type="float">
            <text:p>954,93</text:p>
          </table:table-cell>
          <table:table-cell table:number-columns-repeated="11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([.A8]/(0.04*PI()))*60" office:value-type="float" office:value="1671.1269024649" calcext:value-type="float">
            <text:p>1 671,13</text:p>
          </table:table-cell>
          <table:table-cell table:formula="of:=([.A8]/(0.06*PI()))*60" office:value-type="float" office:value="1114.08460164327" calcext:value-type="float">
            <text:p>1 114,08</text:p>
          </table:table-cell>
          <table:table-cell/>
          <table:table-cell office:value-type="string" calcext:value-type="string" table:number-columns-spanned="6" table:number-rows-spanned="1">
            <text:p>Pololu 25D HP(12V) – 4mm</text:p>
          </table:table-cell>
          <table:covered-table-cell/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9]/(0.04*PI()))*60" office:value-type="float" office:value="1909.85931710274" calcext:value-type="float">
            <text:p>1 909,86</text:p>
          </table:table-cell>
          <table:table-cell table:formula="of:=([.A9]/(0.06*PI()))*60" office:value-type="float" office:value="1273.23954473516" calcext:value-type="float">
            <text:p>1 273,24</text:p>
          </table:table-cell>
          <table:table-cell/>
          <table:table-cell office:value-type="string" calcext:value-type="string">
            <text:p>RPM</text:p>
          </table:table-cell>
          <table:table-cell office:value-type="string" calcext:value-type="string">
            <text:p>torque (oz-in)</text:p>
          </table:table-cell>
          <table:table-cell office:value-type="string" calcext:value-type="string">
            <text:p>Torque (Nm)</text:p>
          </table:table-cell>
          <table:table-cell office:value-type="string" calcext:value-type="string">
            <text:p>masse (kg)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 (m/s²) </text:p>
          </table:table-cell>
          <table:table-cell office:value-type="string" calcext:value-type="string">
            <text:p>time to max</text:p>
          </table:table-cell>
          <table:table-cell office:value-type="string" calcext:value-type="string">
            <text:p>tt 1m/s</text:p>
          </table:table-cell>
          <table:table-cell office:value-type="string" calcext:value-type="string">
            <text:p>tt 2m/s</text:p>
          </table:table-cell>
          <table:table-cell office:value-type="string" calcext:value-type="string">
            <text:p>tt 3m/s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([.A10]/(0.04*PI()))*60" office:value-type="float" office:value="2148.59173174059" calcext:value-type="float">
            <text:p>2 148,59</text:p>
          </table:table-cell>
          <table:table-cell table:formula="of:=([.A10]/(0.06*PI()))*60" office:value-type="float" office:value="1432.39448782706" calcext:value-type="float">
            <text:p>1 432,39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23" calcext:value-type="float">
            <text:p>23</text:p>
          </table:table-cell>
          <table:table-cell table:formula="of:=[.F10]*0.0070615518333333" office:value-type="float" office:value="0.162415692166666" calcext:value-type="float">
            <text:p>0,16</text:p>
          </table:table-cell>
          <table:table-cell table:style-name="ce5" table:formula="of:=[.H3]" office:value-type="float" office:value="2" calcext:value-type="float">
            <text:p>2</text:p>
          </table:table-cell>
          <table:table-cell table:style-name="ce4" table:formula="of:=[.E10]*0.04*PI()/(60)" office:value-type="float" office:value="4.71238898038469" calcext:value-type="float">
            <text:p>4,71</text:p>
          </table:table-cell>
          <table:table-cell table:formula="of:=4*[.G10]/(0.04*[.H10])" office:value-type="float" office:value="8.1207846083333" calcext:value-type="float">
            <text:p>8,12</text:p>
          </table:table-cell>
          <table:table-cell table:formula="of:=[.I10]/[.J10]" office:value-type="float" office:value="0.58028739926792" calcext:value-type="float">
            <text:p>0,58</text:p>
          </table:table-cell>
          <table:table-cell table:formula="of:=1/[.J10]" office:value-type="float" office:value="0.123140810676573" calcext:value-type="float">
            <text:p>0,12</text:p>
          </table:table-cell>
          <table:table-cell table:formula="of:=2*[.L10]" office:value-type="float" office:value="0.246281621353146" calcext:value-type="float">
            <text:p>0,25</text:p>
          </table:table-cell>
          <table:table-cell table:formula="of:=3*[.L10]" office:value-type="float" office:value="0.369422432029719" calcext:value-type="float">
            <text:p>0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1]/(0.04*PI()))*60" office:value-type="float" office:value="2387.32414637843" calcext:value-type="float">
            <text:p>2 387,32</text:p>
          </table:table-cell>
          <table:table-cell table:formula="of:=([.A11]/(0.06*PI()))*60" office:value-type="float" office:value="1591.54943091895" calcext:value-type="float">
            <text:p>1 591,55</text:p>
          </table:table-cell>
          <table:table-cell/>
          <table:table-cell table:style-name="ce3" office:value-type="float" office:value="1030" calcext:value-type="float">
            <text:p>1030</text:p>
          </table:table-cell>
          <table:table-cell table:style-name="ce3" office:value-type="float" office:value="44" calcext:value-type="float">
            <text:p>44</text:p>
          </table:table-cell>
          <table:table-cell table:style-name="ce4" table:formula="of:=[.F11]*0.0070615518333333" office:value-type="float" office:value="0.310708280666665" calcext:value-type="float">
            <text:p>0,31</text:p>
          </table:table-cell>
          <table:table-cell table:style-name="ce6" table:formula="of:=[.H3]" office:value-type="float" office:value="2" calcext:value-type="float">
            <text:p>2</text:p>
          </table:table-cell>
          <table:table-cell table:style-name="ce4" table:formula="of:=[.E11]*0.04*PI()/(60)" office:value-type="float" office:value="2.15722695546499" calcext:value-type="float">
            <text:p>2,16</text:p>
          </table:table-cell>
          <table:table-cell table:style-name="ce4" table:formula="of:=4*[.G11]/(0.04*[.H11])" office:value-type="float" office:value="15.5354140333333" calcext:value-type="float">
            <text:p>15,54</text:p>
          </table:table-cell>
          <table:table-cell table:style-name="ce4" table:formula="of:=[.I11]/[.J11]" office:value-type="float" office:value="0.138858671602596" calcext:value-type="float">
            <text:p>0,14</text:p>
          </table:table-cell>
          <table:table-cell table:style-name="ce4" table:formula="of:=1/[.J11]" office:value-type="float" office:value="0.0643690601263906" calcext:value-type="float">
            <text:p>0,06</text:p>
          </table:table-cell>
          <table:table-cell table:style-name="ce4" table:formula="of:=2*[.L11]" office:value-type="float" office:value="0.128738120252781" calcext:value-type="float">
            <text:p>0,13</text:p>
          </table:table-cell>
          <table:table-cell table:style-name="ce4" table:formula="of:=3*[.L11]" office:value-type="float" office:value="0.193107180379172" calcext:value-type="float">
            <text:p>0,19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table:formula="of:=[.F12]*0.0070615518333333" office:value-type="float" office:value="0.600231905833331" calcext:value-type="float">
            <text:p>0,60</text:p>
          </table:table-cell>
          <table:table-cell table:style-name="ce5" table:formula="of:=[.H3]" office:value-type="float" office:value="2" calcext:value-type="float">
            <text:p>2</text:p>
          </table:table-cell>
          <table:table-cell table:formula="of:=[.E12]*0.04*PI()/(60)" office:value-type="float" office:value="1.0471975511966" calcext:value-type="float">
            <text:p>1,05</text:p>
          </table:table-cell>
          <table:table-cell table:formula="of:=4*[.G12]/(0.04*[.H12])" office:value-type="float" office:value="30.0115952916666" calcext:value-type="float">
            <text:p>30,01</text:p>
          </table:table-cell>
          <table:table-cell table:formula="of:=[.I12]/[.J12]" office:value-type="float" office:value="0.0348930985180711" calcext:value-type="float">
            <text:p>0,03</text:p>
          </table:table-cell>
          <table:table-cell table:formula="of:=1/[.J12]" office:value-type="float" office:value="0.033320454653661" calcext:value-type="float">
            <text:p>0,03</text:p>
          </table:table-cell>
          <table:table-cell table:formula="of:=2*[.L12]" office:value-type="float" office:value="0.0666409093073219" calcext:value-type="float">
            <text:p>0,07</text:p>
          </table:table-cell>
          <table:table-cell table:formula="of:=3*[.L12]" office:value-type="float" office:value="0.0999613639609829" calcext:value-type="float">
            <text:p>0,10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table:formula="of:=[.F13]*0.0070615518333333" office:value-type="float" office:value="0.847386219999996" calcext:value-type="float">
            <text:p>0,85</text:p>
          </table:table-cell>
          <table:table-cell table:style-name="ce5" table:formula="of:=[.H3]" office:value-type="float" office:value="2" calcext:value-type="float">
            <text:p>2</text:p>
          </table:table-cell>
          <table:table-cell table:formula="of:=[.E13]*0.04*PI()/(60)" office:value-type="float" office:value="0.607374579694027" calcext:value-type="float">
            <text:p>0,61</text:p>
          </table:table-cell>
          <table:table-cell table:formula="of:=4*[.G13]/(0.04*[.H13])" office:value-type="float" office:value="42.3693109999998" calcext:value-type="float">
            <text:p>42,37</text:p>
          </table:table-cell>
          <table:table-cell table:formula="of:=[.I13]/[.J13]" office:value-type="float" office:value="0.0143352479745075" calcext:value-type="float">
            <text:p>0,01</text:p>
          </table:table-cell>
          <table:table-cell table:formula="of:=1/[.J13]" office:value-type="float" office:value="0.0236019887130099" calcext:value-type="float">
            <text:p>0,02</text:p>
          </table:table-cell>
          <table:table-cell table:formula="of:=2*[.L13]" office:value-type="float" office:value="0.0472039774260197" calcext:value-type="float">
            <text:p>0,05</text:p>
          </table:table-cell>
          <table:table-cell table:formula="of:=3*[.L13]" office:value-type="float" office:value="0.0708059661390296" calcext:value-type="float">
            <text:p>0,0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 table:number-columns-spanned="6" table:number-rows-spanned="1">
            <text:p>Pololu 25D HP(6V) – 6mm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PM</text:p>
          </table:table-cell>
          <table:table-cell office:value-type="string" calcext:value-type="string">
            <text:p>torque (oz-in)</text:p>
          </table:table-cell>
          <table:table-cell office:value-type="string" calcext:value-type="string">
            <text:p>Torque (Nm)</text:p>
          </table:table-cell>
          <table:table-cell office:value-type="string" calcext:value-type="string">
            <text:p>masse (kg)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 (m/s²) </text:p>
          </table:table-cell>
          <table:table-cell office:value-type="string" calcext:value-type="string">
            <text:p>time to max</text:p>
          </table:table-cell>
          <table:table-cell office:value-type="string" calcext:value-type="string">
            <text:p>tt 1m/s</text:p>
          </table:table-cell>
          <table:table-cell office:value-type="string" calcext:value-type="string">
            <text:p>tt 2m/s</text:p>
          </table:table-cell>
          <table:table-cell office:value-type="string" calcext:value-type="string">
            <text:p>tt 3m/s</text:p>
          </table:table-cell>
        </table:table-row>
        <table:table-row table:style-name="ro1">
          <table:table-cell table:number-columns-repeated="4"/>
          <table:table-cell office:value-type="float" office:value="2150" calcext:value-type="float">
            <text:p>2150</text:p>
          </table:table-cell>
          <table:table-cell office:value-type="float" office:value="20" calcext:value-type="float">
            <text:p>20</text:p>
          </table:table-cell>
          <table:table-cell table:formula="of:=[.F17]*0.0070615518333333" office:value-type="float" office:value="0.141231036666666" calcext:value-type="float">
            <text:p>0,14</text:p>
          </table:table-cell>
          <table:table-cell table:style-name="ce5" table:formula="of:=[.H3]" office:value-type="float" office:value="2" calcext:value-type="float">
            <text:p>2</text:p>
          </table:table-cell>
          <table:table-cell table:style-name="ce4" table:formula="of:=[.E17]*0.06*PI()/(60)" office:value-type="float" office:value="6.75442420521806" calcext:value-type="float">
            <text:p>6,75</text:p>
          </table:table-cell>
          <table:table-cell table:formula="of:=4*[.G17]/(0.06*[.H17])" office:value-type="float" office:value="4.7077012222222" calcext:value-type="float">
            <text:p>4,71</text:p>
          </table:table-cell>
          <table:table-cell table:formula="of:=[.I17]/[.J17]" office:value-type="float" office:value="1.43476059468994" calcext:value-type="float">
            <text:p>1,43</text:p>
          </table:table-cell>
          <table:table-cell table:formula="of:=1/[.J17]" office:value-type="float" office:value="0.212417898417089" calcext:value-type="float">
            <text:p>0,21</text:p>
          </table:table-cell>
          <table:table-cell table:formula="of:=2*[.L17]" office:value-type="float" office:value="0.424835796834178" calcext:value-type="float">
            <text:p>0,42</text:p>
          </table:table-cell>
          <table:table-cell table:formula="of:=3*[.L17]" office:value-type="float" office:value="0.637253695251266" calcext:value-type="float">
            <text:p>0,64</text:p>
          </table:table-cell>
        </table:table-row>
        <table:table-row table:style-name="ro1">
          <table:table-cell table:number-columns-repeated="4"/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9" calcext:value-type="float">
            <text:p>39</text:p>
          </table:table-cell>
          <table:table-cell table:style-name="ce4" table:formula="of:=[.F18]*0.0070615518333333" office:value-type="float" office:value="0.275400521499999" calcext:value-type="float">
            <text:p>0,28</text:p>
          </table:table-cell>
          <table:table-cell table:style-name="ce3" table:formula="of:=[.H3]" office:value-type="float" office:value="2" calcext:value-type="float">
            <text:p>2</text:p>
          </table:table-cell>
          <table:table-cell table:style-name="ce4" table:formula="of:=[.E18]*0.06*PI()/(60)" office:value-type="float" office:value="3.1101767270539" calcext:value-type="float">
            <text:p>3,11</text:p>
          </table:table-cell>
          <table:table-cell table:style-name="ce4" table:formula="of:=4*[.G18]/(0.06*[.H18])" office:value-type="float" office:value="9.1800173833333" calcext:value-type="float">
            <text:p>9,18</text:p>
          </table:table-cell>
          <table:table-cell table:style-name="ce4" table:formula="of:=[.I18]/[.J18]" office:value-type="float" office:value="0.338798566187963" calcext:value-type="float">
            <text:p>0,34</text:p>
          </table:table-cell>
          <table:table-cell table:style-name="ce4" table:formula="of:=1/[.J18]" office:value-type="float" office:value="0.108932255598507" calcext:value-type="float">
            <text:p>0,11</text:p>
          </table:table-cell>
          <table:table-cell table:style-name="ce4" table:formula="of:=2*[.L18]" office:value-type="float" office:value="0.217864511197014" calcext:value-type="float">
            <text:p>0,22</text:p>
          </table:table-cell>
          <table:table-cell table:style-name="ce4" table:formula="of:=3*[.L18]" office:value-type="float" office:value="0.326796766795521" calcext:value-type="float">
            <text:p>0,33</text:p>
          </table:table-cell>
        </table:table-row>
        <table:table-row table:style-name="ro1">
          <table:table-cell table:number-columns-repeated="4"/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table:formula="of:=[.F19]*0.0070615518333333" office:value-type="float" office:value="0.529616387499997" calcext:value-type="float">
            <text:p>0,53</text:p>
          </table:table-cell>
          <table:table-cell table:formula="of:=[.H3]" office:value-type="float" office:value="2" calcext:value-type="float">
            <text:p>2</text:p>
          </table:table-cell>
          <table:table-cell table:formula="of:=[.E19]*0.06*PI()/(60)" office:value-type="float" office:value="1.4451326206513" calcext:value-type="float">
            <text:p>1,45</text:p>
          </table:table-cell>
          <table:table-cell table:formula="of:=4*[.G19]/(0.06*[.H19])" office:value-type="float" office:value="17.6538795833332" calcext:value-type="float">
            <text:p>17,65</text:p>
          </table:table-cell>
          <table:table-cell table:formula="of:=[.I19]/[.J19]" office:value-type="float" office:value="0.0818592091233945" calcext:value-type="float">
            <text:p>0,08</text:p>
          </table:table-cell>
          <table:table-cell table:formula="of:=1/[.J19]" office:value-type="float" office:value="0.0566447729112237" calcext:value-type="float">
            <text:p>0,06</text:p>
          </table:table-cell>
          <table:table-cell table:formula="of:=2*[.L19]" office:value-type="float" office:value="0.113289545822447" calcext:value-type="float">
            <text:p>0,11</text:p>
          </table:table-cell>
          <table:table-cell table:formula="of:=3*[.L19]" office:value-type="float" office:value="0.169934318733671" calcext:value-type="float">
            <text:p>0,17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formula="of:=[.F20]*0.0070615518333333" office:value-type="float" office:value="0.635539664999997" calcext:value-type="float">
            <text:p>0,64</text:p>
          </table:table-cell>
          <table:table-cell table:formula="of:=[.H3]" office:value-type="float" office:value="2" calcext:value-type="float">
            <text:p>2</text:p>
          </table:table-cell>
          <table:table-cell table:formula="of:=[.E20]*0.06*PI()/(60)" office:value-type="float" office:value="0.879645943005142" calcext:value-type="float">
            <text:p>0,88</text:p>
          </table:table-cell>
          <table:table-cell table:formula="of:=4*[.G20]/(0.06*[.H20])" office:value-type="float" office:value="21.1846554999999" calcext:value-type="float">
            <text:p>21,18</text:p>
          </table:table-cell>
          <table:table-cell table:formula="of:=[.I20]/[.J20]" office:value-type="float" office:value="0.0415227872365046" calcext:value-type="float">
            <text:p>0,04</text:p>
          </table:table-cell>
          <table:table-cell table:formula="of:=1/[.J20]" office:value-type="float" office:value="0.0472039774260197" calcext:value-type="float">
            <text:p>0,05</text:p>
          </table:table-cell>
          <table:table-cell table:formula="of:=2*[.L20]" office:value-type="float" office:value="0.0944079548520395" calcext:value-type="float">
            <text:p>0,09</text:p>
          </table:table-cell>
          <table:table-cell table:formula="of:=3*[.L20]" office:value-type="float" office:value="0.141611932278059" calcext:value-type="float">
            <text:p>0,1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 table:number-columns-spanned="6" table:number-rows-spanned="1">
            <text:p>Pololu 25D HP(6V) – 4mm</text:p>
          </table:table-cell>
          <table:covered-table-cell/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PM</text:p>
          </table:table-cell>
          <table:table-cell office:value-type="string" calcext:value-type="string">
            <text:p>torque (oz-in)</text:p>
          </table:table-cell>
          <table:table-cell office:value-type="string" calcext:value-type="string">
            <text:p>Torque (Nm)</text:p>
          </table:table-cell>
          <table:table-cell office:value-type="string" calcext:value-type="string">
            <text:p>masse (kg)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 (m/s²) </text:p>
          </table:table-cell>
          <table:table-cell office:value-type="string" calcext:value-type="string">
            <text:p>time to max</text:p>
          </table:table-cell>
          <table:table-cell office:value-type="string" calcext:value-type="string">
            <text:p>tt 1m/s</text:p>
          </table:table-cell>
          <table:table-cell office:value-type="string" calcext:value-type="string">
            <text:p>tt 2m/s</text:p>
          </table:table-cell>
          <table:table-cell office:value-type="string" calcext:value-type="string">
            <text:p>tt 3m/s</text:p>
          </table:table-cell>
        </table:table-row>
        <table:table-row table:style-name="ro1">
          <table:table-cell table:number-columns-repeated="4"/>
          <table:table-cell office:value-type="float" office:value="2150" calcext:value-type="float">
            <text:p>2150</text:p>
          </table:table-cell>
          <table:table-cell office:value-type="float" office:value="20" calcext:value-type="float">
            <text:p>20</text:p>
          </table:table-cell>
          <table:table-cell table:formula="of:=[.F24]*0.0070615518333333" office:value-type="float" office:value="0.141231036666666" calcext:value-type="float">
            <text:p>0,14</text:p>
          </table:table-cell>
          <table:table-cell table:formula="of:=[.H3]" office:value-type="float" office:value="2" calcext:value-type="float">
            <text:p>2</text:p>
          </table:table-cell>
          <table:table-cell table:style-name="ce4" table:formula="of:=[.E24]*0.04*PI()/(60)" office:value-type="float" office:value="4.50294947014537" calcext:value-type="float">
            <text:p>4,50</text:p>
          </table:table-cell>
          <table:table-cell table:formula="of:=4*[.G24]/(0.04*[.H24])" office:value-type="float" office:value="7.0615518333333" calcext:value-type="float">
            <text:p>7,06</text:p>
          </table:table-cell>
          <table:table-cell table:formula="of:=[.I24]/[.J24]" office:value-type="float" office:value="0.637671375417749" calcext:value-type="float">
            <text:p>0,64</text:p>
          </table:table-cell>
          <table:table-cell table:formula="of:=1/[.J24]" office:value-type="float" office:value="0.141611932278059" calcext:value-type="float">
            <text:p>0,14</text:p>
          </table:table-cell>
          <table:table-cell table:formula="of:=2*[.L24]" office:value-type="float" office:value="0.283223864556118" calcext:value-type="float">
            <text:p>0,28</text:p>
          </table:table-cell>
          <table:table-cell table:formula="of:=3*[.L24]" office:value-type="float" office:value="0.424835796834178" calcext:value-type="float">
            <text:p>0,42</text:p>
          </table:table-cell>
        </table:table-row>
        <table:table-row table:style-name="ro1">
          <table:table-cell table:number-columns-repeated="4"/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9" calcext:value-type="float">
            <text:p>39</text:p>
          </table:table-cell>
          <table:table-cell table:style-name="ce4" table:formula="of:=[.F25]*0.0070615518333333" office:value-type="float" office:value="0.275400521499999" calcext:value-type="float">
            <text:p>0,28</text:p>
          </table:table-cell>
          <table:table-cell table:style-name="ce3" table:formula="of:=[.H3]" office:value-type="float" office:value="2" calcext:value-type="float">
            <text:p>2</text:p>
          </table:table-cell>
          <table:table-cell table:style-name="ce4" table:formula="of:=[.E25]*0.04*PI()/(60)" office:value-type="float" office:value="2.07345115136926" calcext:value-type="float">
            <text:p>2,07</text:p>
          </table:table-cell>
          <table:table-cell table:style-name="ce4" table:formula="of:=4*[.G25]/(0.04*[.H25])" office:value-type="float" office:value="13.7700260749999" calcext:value-type="float">
            <text:p>13,77</text:p>
          </table:table-cell>
          <table:table-cell table:style-name="ce4" table:formula="of:=[.I25]/[.J25]" office:value-type="float" office:value="0.150577140527983" calcext:value-type="float">
            <text:p>0,15</text:p>
          </table:table-cell>
          <table:table-cell table:style-name="ce4" table:formula="of:=1/[.J25]" office:value-type="float" office:value="0.072621503732338" calcext:value-type="float">
            <text:p>0,07</text:p>
          </table:table-cell>
          <table:table-cell table:style-name="ce4" table:formula="of:=2*[.L25]" office:value-type="float" office:value="0.145243007464676" calcext:value-type="float">
            <text:p>0,15</text:p>
          </table:table-cell>
          <table:table-cell table:style-name="ce4" table:formula="of:=3*[.L25]" office:value-type="float" office:value="0.217864511197014" calcext:value-type="float">
            <text:p>0,22</text:p>
          </table:table-cell>
        </table:table-row>
        <table:table-row table:style-name="ro1">
          <table:table-cell table:number-columns-repeated="4"/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table:formula="of:=[.F26]*0.0070615518333333" office:value-type="float" office:value="0.529616387499997" calcext:value-type="float">
            <text:p>0,53</text:p>
          </table:table-cell>
          <table:table-cell table:formula="of:=[.H3]" office:value-type="float" office:value="2" calcext:value-type="float">
            <text:p>2</text:p>
          </table:table-cell>
          <table:table-cell table:formula="of:=[.E26]*0.04*PI()/(60)" office:value-type="float" office:value="0.96342174710087" calcext:value-type="float">
            <text:p>0,96</text:p>
          </table:table-cell>
          <table:table-cell table:formula="of:=4*[.G26]/(0.04*[.H26])" office:value-type="float" office:value="26.4808193749999" calcext:value-type="float">
            <text:p>26,48</text:p>
          </table:table-cell>
          <table:table-cell table:formula="of:=[.I26]/[.J26]" office:value-type="float" office:value="0.0363818707215088" calcext:value-type="float">
            <text:p>0,04</text:p>
          </table:table-cell>
          <table:table-cell table:formula="of:=1/[.J26]" office:value-type="float" office:value="0.0377631819408158" calcext:value-type="float">
            <text:p>0,04</text:p>
          </table:table-cell>
          <table:table-cell table:formula="of:=2*[.L26]" office:value-type="float" office:value="0.0755263638816316" calcext:value-type="float">
            <text:p>0,08</text:p>
          </table:table-cell>
          <table:table-cell table:formula="of:=3*[.L26]" office:value-type="float" office:value="0.113289545822447" calcext:value-type="float">
            <text:p>0,11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formula="of:=[.F27]*0.0070615518333333" office:value-type="float" office:value="0.635539664999997" calcext:value-type="float">
            <text:p>0,64</text:p>
          </table:table-cell>
          <table:table-cell table:formula="of:=[.H3]" office:value-type="float" office:value="2" calcext:value-type="float">
            <text:p>2</text:p>
          </table:table-cell>
          <table:table-cell table:formula="of:=[.E27]*0.04*PI()/(60)" office:value-type="float" office:value="0.586430628670095" calcext:value-type="float">
            <text:p>0,59</text:p>
          </table:table-cell>
          <table:table-cell table:formula="of:=4*[.G27]/(0.04*[.H27])" office:value-type="float" office:value="31.7769832499998" calcext:value-type="float">
            <text:p>31,78</text:p>
          </table:table-cell>
          <table:table-cell table:formula="of:=[.I27]/[.J27]" office:value-type="float" office:value="0.0184545721051132" calcext:value-type="float">
            <text:p>0,02</text:p>
          </table:table-cell>
          <table:table-cell table:formula="of:=1/[.J27]" office:value-type="float" office:value="0.0314693182840131" calcext:value-type="float">
            <text:p>0,03</text:p>
          </table:table-cell>
          <table:table-cell table:formula="of:=2*[.L27]" office:value-type="float" office:value="0.0629386365680263" calcext:value-type="float">
            <text:p>0,06</text:p>
          </table:table-cell>
          <table:table-cell table:formula="of:=3*[.L27]" office:value-type="float" office:value="0.0944079548520395" calcext:value-type="float">
            <text:p>0,0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590" calcext:value-type="float">
            <text:p>590</text:p>
          </table:table-cell>
          <table:table-cell office:value-type="float" office:value="17" calcext:value-type="float">
            <text:p>17</text:p>
          </table:table-cell>
          <table:table-cell table:formula="of:=[.F29]*0.0070615518333333" office:value-type="float" office:value="0.120046381166666" calcext:value-type="float">
            <text:p>0,12</text:p>
          </table:table-cell>
          <table:table-cell table:formula="of:=[.H3]" office:value-type="float" office:value="2" calcext:value-type="float">
            <text:p>2</text:p>
          </table:table-cell>
          <table:table-cell table:style-name="ce4" table:formula="of:=[.E29]*0.06*PI()/(60)" office:value-type="float" office:value="1.85353966561798" calcext:value-type="float">
            <text:p>1,85</text:p>
          </table:table-cell>
          <table:table-cell table:formula="of:=4*[.G29]/(0.06*[.H29])" office:value-type="float" office:value="4.00154603888887" calcext:value-type="float">
            <text:p>4,00</text:p>
          </table:table-cell>
          <table:table-cell table:formula="of:=[.I29]/[.J29]" office:value-type="float" office:value="0.463205882827393" calcext:value-type="float">
            <text:p>0,46</text:p>
          </table:table-cell>
          <table:table-cell table:formula="of:=1/[.J29]" office:value-type="float" office:value="0.249903409902457" calcext:value-type="float">
            <text:p>0,25</text:p>
          </table:table-cell>
          <table:table-cell table:formula="of:=2*[.L29]" office:value-type="float" office:value="0.499806819804915" calcext:value-type="float">
            <text:p>0,50</text:p>
          </table:table-cell>
          <table:table-cell table:formula="of:=3*[.L29]" office:value-type="float" office:value="0.749710229707372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table:formula="of:=[.F30]*0.0070615518333333" office:value-type="float" office:value="0.127107932999999" calcext:value-type="float">
            <text:p>0,13</text:p>
          </table:table-cell>
          <table:table-cell table:formula="of:=[.H3]" office:value-type="float" office:value="2" calcext:value-type="float">
            <text:p>2</text:p>
          </table:table-cell>
          <table:table-cell table:style-name="ce4" table:formula="of:=[.E30]*0.04*PI()/(60)" office:value-type="float" office:value="1.23569311041199" calcext:value-type="float">
            <text:p>1,24</text:p>
          </table:table-cell>
          <table:table-cell table:formula="of:=4*[.G30]/(0.04*[.H30])" office:value-type="float" office:value="6.35539664999997" calcext:value-type="float">
            <text:p>6,36</text:p>
          </table:table-cell>
          <table:table-cell table:formula="of:=[.I30]/[.J30]" office:value-type="float" office:value="0.194432098964585" calcext:value-type="float">
            <text:p>0,19</text:p>
          </table:table-cell>
          <table:table-cell table:formula="of:=1/[.J30]" office:value-type="float" office:value="0.157346591420066" calcext:value-type="float">
            <text:p>0,16</text:p>
          </table:table-cell>
          <table:table-cell table:formula="of:=2*[.L30]" office:value-type="float" office:value="0.314693182840132" calcext:value-type="float">
            <text:p>0,31</text:p>
          </table:table-cell>
          <table:table-cell table:formula="of:=3*[.L30]" office:value-type="float" office:value="0.472039774260197" calcext:value-type="float">
            <text:p>0,47</text:p>
          </table:table-cell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8:18:37.829937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7:02:26.013938318</meta:creation-date>
    <dc:date>2017-12-11T18:30:17.506751661</dc:date>
    <meta:editing-duration>PT1H8M34S</meta:editing-duration>
    <meta:editing-cycles>20</meta:editing-cycles>
    <meta:generator>LibreOffice/5.1.6.2$Linux_X86_64 LibreOffice_project/10m0$Build-2</meta:generator>
    <meta:document-statistic meta:table-count="1" meta:cell-count="255" meta:object-count="0"/>
  </office:meta>
</office:document-meta>
</file>